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fo:font-weight="normal" style:font-size-asian="10pt" style:font-weight-asian="normal"/>
    </style:style>
    <style:style style:name="P2" style:family="paragraph" style:parent-style-name="Standard">
      <style:text-properties fo:color="#000000" style:font-name="Verdana" fo:font-size="10pt" fo:font-weight="bold" style:font-size-asian="10pt" style:font-weight-asian="bold"/>
    </style:style>
    <style:style style:name="P3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text-properties fo:color="#000000" style:font-name="Verdana" fo:font-size="10pt" fo:font-style="normal" fo:font-weight="normal" officeooo:rsid="001712d2" officeooo:paragraph-rsid="001712d2" style:font-size-asian="10pt" style:font-style-asian="normal" style:font-weight-asian="normal"/>
    </style:style>
    <style:style style:name="P5" style:family="paragraph" style:parent-style-name="Standard">
      <style:text-properties fo:color="#000000" style:font-name="Verdana" fo:font-size="10pt" fo:font-style="normal" fo:font-weight="normal" officeooo:rsid="001a6456" officeooo:paragraph-rsid="001a6456" style:font-size-asian="10pt" style:font-style-asian="normal" style:font-weight-asian="normal"/>
    </style:style>
    <style:style style:name="P6" style:family="paragraph" style:parent-style-name="Standard">
      <style:text-properties fo:color="#000000" style:font-name="Verdana" fo:font-size="10pt" fo:font-style="normal" fo:font-weight="bold" style:font-size-asian="10pt" style:font-style-asian="normal" style:font-weight-asian="bold"/>
    </style:style>
    <style:style style:name="P7" style:family="paragraph" style:parent-style-name="Standard">
      <style:text-properties fo:color="#000000" style:font-name="Verdana" fo:font-size="10pt" fo:font-style="italic" fo:font-weight="bold" style:font-size-asian="10pt" style:font-style-asian="italic" style:font-weight-asian="bold"/>
    </style:style>
    <style:style style:name="P8" style:family="paragraph" style:parent-style-name="Standard">
      <style:text-properties fo:color="#000000" style:font-name="Verdana" fo:font-size="11pt" fo:font-weight="bold" style:font-size-asian="11pt" style:font-weight-asian="bold"/>
    </style:style>
    <style:style style:name="P9" style:family="paragraph" style:parent-style-name="Standard"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0" style:family="paragraph" style:parent-style-name="Standard">
      <style:text-properties fo:color="#000000" style:font-name="Verdana" fo:font-size="12pt" fo:font-weight="bold" style:font-size-asian="12pt" style:font-weight-asian="bold"/>
    </style:style>
    <style:style style:name="P11" style:family="paragraph" style:parent-style-name="Standard">
      <style:text-properties officeooo:paragraph-rsid="00149e58"/>
    </style:style>
    <style:style style:name="P12" style:family="paragraph" style:parent-style-name="Standard">
      <style:paragraph-properties fo:break-before="page"/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P13" style:family="paragraph" style:parent-style-name="Standard" style:master-page-name="Standard">
      <style:paragraph-properties style:page-number="auto"/>
      <style:text-properties fo:color="#000000" style:font-name="Verdana" fo:font-size="12pt" fo:font-weight="bold" style:font-size-asian="12pt" style:font-weight-asian="bold"/>
    </style:style>
    <style:style style:name="P14" style:family="paragraph" style:parent-style-name="Standard">
      <style:text-properties fo:color="#000000" style:font-name="Verdana" fo:font-size="10pt" fo:font-style="normal" fo:font-weight="normal" officeooo:rsid="001b41ed" officeooo:paragraph-rsid="001b41ed" style:font-size-asian="10pt" style:font-style-asian="normal" style:font-weight-asian="normal"/>
    </style:style>
    <style:style style:name="P15" style:family="paragraph" style:parent-style-name="Standard">
      <style:text-properties fo:color="#000000" style:font-name="Verdana" fo:font-size="10pt" fo:font-style="normal" fo:font-weight="normal" officeooo:paragraph-rsid="001659e3" style:font-size-asian="10pt" style:font-style-asian="normal" style:font-weight-asian="normal"/>
    </style:style>
    <style:style style:name="P16" style:family="paragraph" style:parent-style-name="Standard">
      <style:text-properties fo:color="#000000" style:font-name="Verdana" fo:font-size="11pt" fo:font-style="normal" fo:font-weight="bold" officeooo:rsid="001b41ed" officeooo:paragraph-rsid="001b41ed" style:font-size-asian="11pt" style:font-style-asian="normal" style:font-weight-asian="bold"/>
    </style:style>
    <style:style style:name="P17" style:family="paragraph" style:parent-style-name="Standard">
      <style:text-properties officeooo:rsid="001712d2" officeooo:paragraph-rsid="001712d2"/>
    </style:style>
    <style:style style:name="P18" style:family="paragraph" style:parent-style-name="Standard">
      <style:text-properties style:font-name="Verdana1" fo:font-size="8pt" style:font-size-asian="8pt" style:font-size-complex="8pt"/>
    </style:style>
    <style:style style:name="T1" style:family="text">
      <style:text-properties fo:color="#000000" style:font-name="Verdana" fo:font-size="10pt" fo:font-weight="normal" style:font-size-asian="10pt" style:font-weight-asian="normal"/>
    </style:style>
    <style:style style:name="T2" style:family="text">
      <style:text-properties fo:color="#000000" style:font-name="Verdana" fo:font-size="10pt" fo:font-weight="normal" officeooo:rsid="00149e58" style:font-size-asian="10pt" style:font-weight-asian="normal"/>
    </style:style>
    <style:style style:name="T3" style:family="text">
      <style:text-properties fo:color="#000000" style:font-name="Verdana" fo:font-size="10pt" fo:font-weight="normal" officeooo:rsid="001659e3" style:font-size-asian="10pt" style:font-weight-asian="normal"/>
    </style:style>
    <style:style style:name="T4" style:family="text">
      <style:text-properties fo:color="#000000" style:font-name="Verdana" fo:font-size="10pt" fo:font-weight="normal" officeooo:rsid="0016cbe6" style:font-size-asian="10pt" style:font-weight-asian="normal"/>
    </style:style>
    <style:style style:name="T5" style:family="text">
      <style:text-properties fo:color="#000000" style:font-name="Verdana" fo:font-size="10pt" fo:font-weight="normal" officeooo:rsid="001b41ed" style:font-size-asian="10pt" style:font-weight-asian="normal"/>
    </style:style>
    <style:style style:name="T6" style:family="text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style:font-name="Verdana" fo:font-size="10pt" style:text-underline-style="solid" style:text-underline-width="auto" style:text-underline-color="font-color" fo:font-weight="normal" officeooo:rsid="001659e3" style:font-size-asian="10pt" style:font-weight-asian="normal"/>
    </style:style>
    <style:style style:name="T8" style:family="text">
      <style:text-properties fo:color="#000000" style:font-name="Verdana" fo:font-size="11pt" fo:font-weight="bold" style:font-size-asian="11pt" style:font-weight-asian="bold"/>
    </style:style>
    <style:style style:name="T9" style:family="text">
      <style:text-properties fo:color="#000000" style:font-name="Verdana1" fo:font-size="10pt" fo:font-weight="normal" style:font-size-asian="10pt" style:font-weight-asian="normal" style:font-size-complex="10pt"/>
    </style:style>
    <style:style style:name="T10" style:family="text">
      <style:text-properties style:font-name="Verdana1" fo:font-size="10pt" officeooo:rsid="001659e3" style:font-size-asian="10pt" style:font-size-complex="10pt"/>
    </style:style>
    <style:style style:name="T11" style:family="text">
      <style:text-properties officeooo:rsid="001712d2"/>
    </style:style>
    <style:style style:name="T12" style:family="text">
      <style:text-properties officeooo:rsid="0018b969"/>
    </style:style>
    <style:style style:name="T13" style:family="text">
      <style:text-properties officeooo:rsid="001b4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RLSS - Virtual Reality Laser Show Simulator (formerly Vrilda)</text:p>
      <text:p text:style-name="P10"/>
      <text:p text:style-name="P1">By Gitle Mikkelsen / Grix / GrixM / gitlem@gmail.com</text:p>
      <text:p text:style-name="P1"/>
      <text:p text:style-name="Standard"><text:span text:style-name="T3">Source code r</text:span><text:span text:style-name="T1">epository: https://github.com/Grix/vrilda</text:span></text:p>
      <text:p text:style-name="Standard"><text:line-break/><text:span text:style-name="T10">This is an al</text:span><text:span text:style-name="T9">p</text:span><text:span text:style-name="T1">ha build, nothing works perfectly and features are lacking.</text:span></text:p>
      <text:p text:style-name="P1"/>
      <text:p text:style-name="P8">Quick start guide for watching a show using the Oculus Rift <text:span text:style-name="T11">DK2</text:span>: </text:p>
      <text:p text:style-name="P2"/>
      <text:p text:style-name="P1">First, acquire a show to play. Right now, no shows are not included with the program for copyright reasons. You can download various free shows here:</text:p>
      <text:p text:style-name="Standard"><text:a xlink:type="simple" xlink:href="http://www.photonlexicon.com/symlinkftp/Laser%20Shows/ILDA%20Frame%20Shows/" text:style-name="Internet_20_link" text:visited-style-name="Visited_20_Internet_20_Link"><text:span text:style-name="T7">http://www.photonlexicon.com/symlinkftp/Laser Shows/ILDA Frame Shows/</text:span></text:a><text:span text:style-name="T1"> (username/password = plftp/readonly)</text:span></text:p>
      <text:p text:style-name="P1"/>
      <text:p text:style-name="P11"><text:span text:style-name="T1">Plug in the rift before starting the program, and set the rift to </text:span><text:span text:style-name="T5">direct</text:span><text:span text:style-name="T1"> </text:span><text:span text:style-name="T5">HMD access </text:span><text:span text:style-name="T1">mode</text:span><text:span text:style-name="T5"> if it isn't already</text:span><text:span text:style-name="T1">. </text:span><text:span text:style-name="T2">U</text:span><text:span text:style-name="T1">se the relevant buttons </text:span><text:span text:style-name="T2">in the main menu </text:span><text:span text:style-name="T1">to load all ilda show files and audio files. </text:span><text:span text:style-name="T2">If </text:span><text:span text:style-name="T5">you want you can</text:span><text:span text:style-name="T2"> </text:span><text:span text:style-name="T5">d</text:span><text:span text:style-name="T1">rag the </text:span><text:span text:style-name="T5">red objects on the screen</text:span><text:span text:style-name="T1"> with your mouse to </text:span><text:span text:style-name="T2">move</text:span><text:span text:style-name="T1"> and rotate projectors. </text:span><text:span text:style-name="T5">You can click the «change perspective» button to view the projectors from the side and top to get a better overview while arranging them. </text:span><text:span text:style-name="T2">When ready, p</text:span><text:span text:style-name="T1">ress Tab </text:span><text:span text:style-name="T2">or click the button «Enter 3D mode»</text:span><text:span text:style-name="T1"> to </text:span><text:span text:style-name="T2">start the simulation</text:span><text:span text:style-name="T1">. </text:span><text:span text:style-name="T5">Now </text:span><text:span text:style-name="T2">put </text:span><text:span text:style-name="T5">the Oculus Rift </text:span><text:span text:style-name="T2">on. </text:span><text:span text:style-name="T1">Then press space to start playback. Lean back and enjoy the show.</text:span></text:p>
      <text:p text:style-name="P1"/>
      <text:p text:style-name="Standard"><text:line-break/><text:span text:style-name="T8">Controls are as follows:</text:span></text:p>
      <text:p text:style-name="P1"/>
      <text:p text:style-name="Standard"><text:span text:style-name="T1">Tab: <text:s/><text:tab/><text:tab/><text:tab/></text:span><text:span text:style-name="T3">Toggle</text:span><text:span text:style-name="T1"> between </text:span><text:span text:style-name="T4">simulation</text:span><text:span text:style-name="T3"> and menu</text:span></text:p>
      <text:p text:style-name="P1">Space: <text:tab/><text:tab/>Play/Pause show</text:p>
      <text:p text:style-name="P1">Backspace:<text:tab/><text:tab/>Stop show, return to start</text:p>
      <text:p text:style-name="P1">N:<text:tab/><text:tab/><text:tab/>Jump to specific frame</text:p>
      <text:p text:style-name="P1">Left/Right Arrow:<text:tab/>Jump one frame backwards/forwards</text:p>
      <text:p text:style-name="P1"/>
      <text:p text:style-name="P7">When in <text:span text:style-name="T13">simulation </text:span>mode <text:span text:style-name="T13">only</text:span>:</text:p>
      <text:p text:style-name="P3">Mouse move:<text:tab/><text:tab/>Look</text:p>
      <text:p text:style-name="P3">W/A/S/D:<text:tab/><text:tab/>Move Forwards/Backwards/Sideways</text:p>
      <text:p text:style-name="P3">C/V:<text:tab/><text:tab/><text:tab/>Move Up/Down</text:p>
      <text:p text:style-name="P3"><text:span text:style-name="T13">F</text:span>:<text:tab/><text:tab/><text:tab/>Toggle <text:span text:style-name="T12">realistic vs fast laser rendering</text:span></text:p>
      <text:p text:style-name="P15"><text:span text:style-name="T13">B:<text:tab/><text:tab/><text:tab/>Toggle skybox</text:span></text:p>
      <text:p text:style-name="P14">Enter:<text:tab/><text:tab/><text:tab/>Reset camera position</text:p>
      <text:p text:style-name="P14">R: <text:tab/><text:tab/><text:tab/>Reset HMD orientation</text:p>
      <text:p text:style-name="P3">M:<text:tab/><text:tab/><text:tab/>Save screenshot</text:p>
      <text:p text:style-name="P5">Shift:<text:tab/><text:tab/><text:tab/>Display technical information</text:p>
      <text:p text:style-name="P3"/>
      <text:p text:style-name="Standard"/>
      <text:p text:style-name="P12">Extra credits:</text:p>
      <text:p text:style-name="P6"/>
      <text:p text:style-name="P7">GMOculus:</text:p>
      <text:p text:style-name="P3">Rob Quist / <text:s/>RobQuistNL</text:p>
      <text:p text:style-name="P3">Christopher David Legasse / IGameart</text:p>
      <text:p text:style-name="P3">http://www.gmoculus.com/</text:p>
      <text:p text:style-name="P3"/>
      <text:p text:style-name="P7"><text:span text:style-name="T13">GLSL simplex noise functions</text:span>:</text:p>
      <text:p text:style-name="P14">Ian McEwan, Ashima Arts.</text:p>
      <text:p text:style-name="P3"/>
      <text:p text:style-name="P7">Millisecond to Min:Sec script:</text:p>
      <text:p text:style-name="P3">Brandon 'Shaltif' Rohrer</text:p>
      <text:p text:style-name="P3"/>
      <text:p text:style-name="P7">Skybox graphics</text:p>
      <text:p text:style-name="P3">Hazel Whorley</text:p>
      <text:p text:style-name="P3"/>
      <text:p text:style-name="P3"/>
      <text:p text:style-name="P3"/>
      <text:p text:style-name="P3"/>
      <text:p text:style-name="P3"/>
      <text:p text:style-name="P9">Recommended minimum system requirements:</text:p>
      <text:p text:style-name="Standard"><text:line-break/><text:span text:style-name="T6">Windows Vista or newer</text:span></text:p>
      <text:p text:style-name="P3">4 GB RAM</text:p>
      <text:p text:style-name="P3">nVidia GeForce GTX 750 (or AMD equivalent)</text:p>
      <text:p text:style-name="P3">Intel i3 (or AMD equivalent)</text:p>
      <text:p text:style-name="P4">Oculus Rift DK2 head-mounted display</text:p>
      <text:p text:style-name="P17"/>
      <text:p text:style-name="P17"/>
      <text:p text:style-name="P16">License: </text:p>
      <text:p text:style-name="P16"/>
      <text:p text:style-name="P18">The MIT License (MIT)</text:p>
      <text:p text:style-name="P18"/>
      <text:p text:style-name="P18">Copyright (c) 2015 Gitle Mikkelsen</text:p>
      <text:p text:style-name="P18"/>
      <text:p text:style-name="P18">Permission is hereby granted, free of charge, to any person obtaining a copy</text:p>
      <text:p text:style-name="P18">of this software and associated documentation files (the "Software"), to deal</text:p>
      <text:p text:style-name="P18">in the Software without restriction, including without limitation the rights</text:p>
      <text:p text:style-name="P18">to use, copy, modify, merge, publish, distribute, sublicense, and/or sell</text:p>
      <text:p text:style-name="P18">copies of the Software, and to permit persons to whom the Software is</text:p>
      <text:p text:style-name="P18">furnished to do so, subject to the following conditions:</text:p>
      <text:p text:style-name="P18"/>
      <text:p text:style-name="P18">The above copyright notice and this permission notice shall be included in</text:p>
      <text:p text:style-name="P18">all copies or substantial portions of the Software.</text:p>
      <text:p text:style-name="P18"/>
      <text:p text:style-name="P18">THE SOFTWARE IS PROVIDED "AS IS", WITHOUT WARRANTY OF ANY KIND, EXPRESS OR</text:p>
      <text:p text:style-name="P18">IMPLIED, INCLUDING BUT NOT LIMITED TO THE WARRANTIES OF MERCHANTABILITY,</text:p>
      <text:p text:style-name="P18">FITNESS FOR A PARTICULAR PURPOSE AND NONINFRINGEMENT. IN NO EVENT SHALL THE</text:p>
      <text:p text:style-name="P18">AUTHORS OR COPYRIGHT HOLDERS BE LIABLE FOR ANY CLAIM, DAMAGES OR OTHER</text:p>
      <text:p text:style-name="P18">LIABILITY, WHETHER IN AN ACTION OF CONTRACT, TORT OR OTHERWISE, ARISING FROM,</text:p>
      <text:p text:style-name="P18">OUT OF OR IN CONNECTION WITH THE SOFTWARE OR THE USE OR OTHER DEALINGS IN</text:p>
      <text:p text:style-name="P18">TH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21:27:38.711000000</dc:date>
    <meta:editing-duration>PT20M19S</meta:editing-duration>
    <meta:editing-cycles>7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59" meta:word-count="495" meta:character-count="3156" meta:non-whitespace-character-count="2688"/>
  </office:meta>
</office:document-meta>
</file>